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" style:parent-style-name="DefaultParagraphFont" style:family="text">
      <style:text-properties fo:font-style="italic" style:font-style-asian="italic" style:font-style-complex="italic" fo:color="#000000"/>
    </style:style>
    <style:style style:name="T8" style:parent-style-name="DefaultParagraphFont" style:family="text">
      <style:text-properties fo:font-style="italic" style:font-style-asian="italic" style:font-style-complex="italic" fo:color="#000000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0" style:parent-style-name="DefaultParagraphFont" style:family="text">
      <style:text-properties fo:font-style="italic" style:font-style-asian="italic" style:font-style-complex="italic" fo:color="#000000"/>
    </style:style>
    <style:style style:name="T11" style:parent-style-name="DefaultParagraphFont" style:family="text">
      <style:text-properties fo:font-style="italic" style:font-style-asian="italic" style:font-style-complex="italic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4" style:parent-style-name="DefaultParagraphFont" style:family="text">
      <style:text-properties fo:font-style="italic" style:font-style-asian="italic" style:font-style-complex="italic" fo:color="#000000"/>
    </style:style>
    <style:style style:name="T15" style:parent-style-name="DefaultParagraphFont" style:family="text">
      <style:text-properties fo:font-style="italic" style:font-style-asian="italic" style:font-style-complex="italic" fo:color="#000000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style="italic" style:font-style-asian="italic" style:font-style-complex="italic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0" style:parent-style-name="DefaultParagraphFont" style:family="text">
      <style:text-properties fo:font-style="italic" style:font-style-asian="italic" style:font-style-complex="italic" fo:color="#000000"/>
    </style:style>
    <style:style style:name="T21" style:parent-style-name="DefaultParagraphFont" style:family="text">
      <style:text-properties fo:font-style="italic" style:font-style-asian="italic" style:font-style-complex="italic" fo:color="#000000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" style:parent-style-name="DefaultParagraphFont" style:family="text">
      <style:text-properties fo:font-style="italic" style:font-style-asian="italic" style:font-style-complex="italic" fo:color="#000000"/>
    </style:style>
    <style:style style:name="TableColumn25" style:family="table-column">
      <style:table-column-properties style:column-width="6.693in" style:use-optimal-column-width="false"/>
    </style:style>
    <style:style style:name="Table24" style:family="table">
      <style:table-properties style:width="6.693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color="#000000" fo:language="fr" fo:country="FR"/>
    </style:style>
    <style:style style:name="P32" style:parent-style-name="Standard" style:family="paragraph">
      <style:text-properties fo:language="fr" fo:country="FR"/>
    </style:style>
    <style:style style:name="TableColumn34" style:family="table-column">
      <style:table-column-properties style:column-width="6.693in" style:use-optimal-column-width="false"/>
    </style:style>
    <style:style style:name="Table33" style:family="table">
      <style:table-properties style:width="6.693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color="#000000" fo:language="fr" fo:country="FR"/>
    </style:style>
    <style:style style:name="P41" style:parent-style-name="TableContents" style:family="paragraph">
      <style:text-properties fo:color="#000000" fo:language="fr" fo:country="FR"/>
    </style:style>
    <style:style style:name="P42" style:parent-style-name="TableContents" style:family="paragraph">
      <style:text-properties fo:color="#000000" fo:language="fr" fo:country="FR"/>
    </style:style>
    <style:style style:name="P43" style:parent-style-name="TableContents" style:family="paragraph">
      <style:text-properties fo:color="#000000" fo:language="fr" fo:country="FR"/>
    </style:style>
    <style:style style:name="P44" style:parent-style-name="TableContents" style:family="paragraph">
      <style:text-properties fo:color="#000000" fo:language="fr" fo:country="FR"/>
    </style:style>
    <style:style style:name="P45" style:parent-style-name="TableContents" style:family="paragraph">
      <style:text-properties fo:color="#000000" fo:language="fr" fo:country="FR"/>
    </style:style>
    <style:style style:name="P46" style:parent-style-name="TableContents" style:family="paragraph">
      <style:text-properties fo:color="#000000" fo:language="fr" fo:country="FR"/>
    </style:style>
    <style:style style:name="P47" style:parent-style-name="TableContents" style:family="paragraph">
      <style:text-properties fo:color="#000000" fo:language="fr" fo:country="FR"/>
    </style:style>
    <style:style style:name="P48" style:parent-style-name="TableContents" style:family="paragraph">
      <style:text-properties fo:color="#000000" fo:language="fr" fo:country="FR"/>
    </style:style>
    <style:style style:name="P49" style:parent-style-name="TableContents" style:family="paragraph">
      <style:text-properties fo:color="#000000" fo:language="fr" fo:country="FR"/>
    </style:style>
    <style:style style:name="P50" style:parent-style-name="TableContents" style:family="paragraph">
      <style:text-properties fo:color="#000000" fo:language="fr" fo:country="FR"/>
    </style:style>
    <style:style style:name="P51" style:parent-style-name="TableContents" style:family="paragraph">
      <style:text-properties fo:color="#000000" fo:language="fr" fo:country="FR"/>
    </style:style>
    <style:style style:name="P52" style:parent-style-name="TableContents" style:family="paragraph">
      <style:text-properties fo:color="#000000" fo:language="fr" fo:country="FR"/>
    </style:style>
    <style:style style:name="P53" style:parent-style-name="TableContents" style:family="paragraph">
      <style:text-properties fo:color="#000000" fo:language="fr" fo:country="FR"/>
    </style:style>
    <style:style style:name="P54" style:parent-style-name="TableContents" style:family="paragraph">
      <style:text-properties fo:color="#000000" fo:language="fr" fo:country="FR"/>
    </style:style>
    <style:style style:name="P55" style:parent-style-name="Standard" style:family="paragraph">
      <style:text-properties fo:language="fr" fo:country="FR"/>
    </style:style>
    <style:style style:name="TableColumn57" style:family="table-column">
      <style:table-column-properties style:column-width="6.693in" style:use-optimal-column-width="false"/>
    </style:style>
    <style:style style:name="Table56" style:family="table">
      <style:table-properties style:width="6.693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fo:font-style="italic" style:font-style-asian="italic" style:font-style-complex="italic" fo:color="#000000" fo:language="fr" fo:country="F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color="#000000" fo:language="fr" fo:country="FR"/>
    </style:style>
    <style:style style:name="P64" style:parent-style-name="TableContents" style:family="paragraph">
      <style:text-properties fo:color="#000000" fo:language="fr" fo:country="FR"/>
    </style:style>
    <style:style style:name="P65" style:parent-style-name="TableContents" style:family="paragraph">
      <style:text-properties fo:color="#000000" fo:language="fr" fo:country="FR"/>
    </style:style>
    <style:style style:name="P66" style:parent-style-name="TableContents" style:family="paragraph">
      <style:text-properties fo:color="#000000" fo:language="fr" fo:country="FR"/>
    </style:style>
    <style:style style:name="P67" style:parent-style-name="TableContents" style:family="paragraph">
      <style:text-properties fo:color="#000000" fo:language="fr" fo:country="FR"/>
    </style:style>
    <style:style style:name="P68" style:parent-style-name="TableContents" style:family="paragraph">
      <style:text-properties fo:color="#000000" fo:language="fr" fo:country="FR"/>
    </style:style>
    <style:style style:name="P69" style:parent-style-name="TableContents" style:family="paragraph">
      <style:text-properties fo:color="#000000" fo:language="fr" fo:country="FR"/>
    </style:style>
    <style:style style:name="P70" style:parent-style-name="Standard" style:family="paragraph">
      <style:text-properties fo:language="fr" fo:country="FR"/>
    </style:style>
    <style:style style:name="TableColumn72" style:family="table-column">
      <style:table-column-properties style:column-width="6.7673in" style:use-optimal-column-width="false"/>
    </style:style>
    <style:style style:name="Table71" style:family="table">
      <style:table-properties style:width="6.7673in" fo:margin-left="0in" table:align="left"/>
    </style:style>
    <style:style style:name="TableRow73" style:family="table-row">
      <style:table-row-properties style:min-row-height="3.1048in" style:use-optimal-row-height="false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5" style:parent-style-name="DefaultParagraphFont" style:family="text">
      <style:text-properties fo:font-style="italic" style:font-style-asian="italic" style:font-style-complex="italic" fo:color="#000000" fo:language="fr" fo:country="FR"/>
    </style:style>
    <style:style style:name="TableRow76" style:family="table-row">
      <style:table-row-properties style:min-row-height="9.3305in"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color="#000000" fo:language="fr" fo:country="FR"/>
    </style:style>
    <style:style style:name="T79" style:parent-style-name="DefaultParagraphFont" style:family="text">
      <style:text-properties fo:color="#000000" fo:language="fr" fo:country="FR" style:language-asian="fr" style:country-asian="FR" style:language-complex="ar" style:country-complex="SA"/>
    </style:style>
    <style:style style:name="P80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81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82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83" style:parent-style-name="Normal" style:family="paragraph">
      <style:paragraph-properties fo:text-align="center"/>
    </style:style>
    <style:style style:name="T84" style:parent-style-name="DefaultParagraphFont" style:family="text">
      <style:text-properties fo:text-shadow="0.0145in 0.0145in 0.0416in #000000" fo:color="#000000" fo:language="fr" fo:country="FR"/>
    </style:style>
    <style:style style:name="T85" style:parent-style-name="DefaultParagraphFont" style:family="text">
      <style:text-properties fo:text-shadow="0.0145in 0.0145in 0.0416in #000000" fo:color="#000000" fo:language="fr" fo:country="FR"/>
    </style:style>
    <style:style style:name="T86" style:parent-style-name="DefaultParagraphFont" style:family="text">
      <style:text-properties fo:text-shadow="0.0145in 0.0145in 0.0416in #000000" fo:color="#000000" fo:font-size="11pt" style:font-size-asian="11pt" style:font-size-complex="11pt" fo:language="fr" fo:country="FR"/>
    </style:style>
    <style:style style:name="P87" style:parent-style-name="Normal" style:family="paragraph">
      <style:paragraph-properties fo:text-align="center"/>
      <style:text-properties fo:text-shadow="0.0145in 0.0145in 0.0416in #000000" fo:color="#000000" fo:font-size="11pt" style:font-size-asian="11pt" style:font-size-complex="11pt" fo:language="fr" fo:country="FR"/>
    </style:style>
    <style:style style:name="P8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  <style:text-properties fo:text-shadow="0.0145in 0.0145in 0.0416in #000000" fo:color="#000000" fo:font-size="11pt" style:font-size-asian="11pt" style:font-size-complex="11pt" fo:language="fr" fo:country="FR"/>
    </style:style>
    <style:style style:name="P89" style:parent-style-name="Normal" style:family="paragraph">
      <style:paragraph-properties fo:text-align="center"/>
      <style:text-properties fo:text-shadow="0.0145in 0.0145in 0.0416in #000000" fo:color="#000000" fo:font-size="11pt" style:font-size-asian="11pt" style:font-size-complex="11pt" fo:language="fr" fo:country="FR"/>
    </style:style>
    <style:style style:name="P90" style:parent-style-name="Normal" style:family="paragraph">
      <style:paragraph-properties fo:text-align="center"/>
      <style:text-properties fo:text-shadow="0.0145in 0.0145in 0.0416in #000000" fo:color="#000000" fo:font-size="11pt" style:font-size-asian="11pt" style:font-size-complex="11pt" fo:language="fr" fo:country="FR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style:font-name="Courier New" style:font-name-complex="Courier New" fo:color="#353833" fo:font-size="10.5pt" style:font-size-asian="10.5pt" style:font-size-complex="10.5pt" fo:background-color="#EEEEEF" fo:language="fr" fo:country="FR"/>
    </style:style>
    <style:style style:name="P93" style:parent-style-name="Normal" style:family="paragraph">
      <style:paragraph-properties fo:text-align="center"/>
      <style:text-properties style:font-name="Courier New" style:font-name-complex="Courier New" fo:color="#353833" fo:font-size="10.5pt" style:font-size-asian="10.5pt" style:font-size-complex="10.5pt" fo:background-color="#EEEEEF" fo:language="fr" fo:country="FR"/>
    </style:style>
    <style:style style:name="P94" style:parent-style-name="Normal" style:family="paragraph">
      <style:paragraph-properties fo:text-align="center"/>
      <style:text-properties style:font-name="Courier New" style:font-name-complex="Courier New" fo:color="#353833" fo:font-size="10.5pt" style:font-size-asian="10.5pt" style:font-size-complex="10.5pt" fo:background-color="#EEEEEF" fo:language="fr" fo:country="FR"/>
    </style:style>
    <style:style style:name="P95" style:parent-style-name="Normal" style:family="paragraph">
      <style:paragraph-properties fo:text-align="center"/>
      <style:text-properties style:font-name="Courier New" style:font-name-complex="Courier New" fo:color="#353833" fo:font-size="10.5pt" style:font-size-asian="10.5pt" style:font-size-complex="10.5pt" fo:background-color="#EEEEEF" fo:language="fr" fo:country="FR"/>
    </style:style>
    <style:style style:name="P96" style:parent-style-name="Normal" style:family="paragraph">
      <style:paragraph-properties fo:text-align="center"/>
    </style:style>
    <style:style style:name="T97" style:parent-style-name="DefaultParagraphFont" style:family="text">
      <style:text-properties style:font-name="Courier New" style:font-name-complex="Courier New" fo:color="#353833" fo:font-size="10.5pt" style:font-size-asian="10.5pt" style:font-size-complex="10.5pt" fo:background-color="#EEEEEF"/>
    </style:style>
    <style:style style:name="P98" style:parent-style-name="Normal" style:family="paragraph">
      <style:paragraph-properties fo:text-align="center"/>
      <style:text-properties style:font-name="Courier New" style:font-name-complex="Courier New" fo:color="#353833" fo:font-size="10.5pt" style:font-size-asian="10.5pt" style:font-size-complex="10.5pt" fo:background-color="#EEEEEF"/>
    </style:style>
    <style:style style:name="P99" style:parent-style-name="Normal" style:family="paragraph">
      <style:paragraph-properties fo:text-align="center" style:vertical-align="auto"/>
      <style:text-properties fo:hyphenate="true"/>
    </style:style>
    <style:style style:name="T100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style:language-asian="fr" style:country-asian="FR" style:language-complex="ar" style:country-complex="SA"/>
    </style:style>
    <style:style style:name="T101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style:language-asian="fr" style:country-asian="FR" style:language-complex="ar" style:country-complex="SA"/>
    </style:style>
    <style:style style:name="P102" style:parent-style-name="Normal" style:family="paragraph">
      <style:paragraph-properties fo:text-align="center" style:vertical-align="auto"/>
      <style:text-properties style:font-name="Courier New" style:font-name-asian="Times New Roman" style:font-name-complex="Courier New" fo:color="#35383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3" style:parent-style-name="Normal" style:family="paragraph">
      <style:paragraph-properties fo:text-align="center" style:vertical-align="auto"/>
      <style:text-properties fo:hyphenate="true"/>
    </style:style>
    <style:style style:name="T104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05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06" style:parent-style-name="Normal" style:family="paragraph">
      <style:paragraph-properties fo:text-align="center" style:vertical-align="auto"/>
      <style:text-properties style:font-name="Arial" style:font-name-asian="Times New Roman" style:font-name-complex="Arial" fo:color="#353833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107" style:parent-style-name="Normal" style:family="paragraph">
      <style:paragraph-properties fo:text-align="center" style:vertical-align="auto"/>
      <style:text-properties style:font-name="Arial" style:font-name-asian="Times New Roman" style:font-name-complex="Arial" fo:color="#353833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108" style:parent-style-name="Normal" style:family="paragraph">
      <style:paragraph-properties fo:text-align="center" style:vertical-align="auto"/>
      <style:text-properties fo:hyphenate="true"/>
    </style:style>
    <style:style style:name="T109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style:language-asian="fr" style:country-asian="FR" style:language-complex="ar" style:country-complex="SA"/>
    </style:style>
    <style:style style:name="P110" style:parent-style-name="Normal" style:family="paragraph">
      <style:paragraph-properties fo:text-align="center" style:vertical-align="auto"/>
      <style:text-properties style:font-name="Courier New" style:font-name-asian="Times New Roman" style:font-name-complex="Courier New" fo:color="#35383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1" style:parent-style-name="Normal" style:family="paragraph">
      <style:paragraph-properties fo:text-align="center" style:vertical-align="auto"/>
      <style:text-properties fo:hyphenate="true"/>
    </style:style>
    <style:style style:name="T112" style:parent-style-name="DefaultParagraphFont" style:family="text">
      <style:text-properties style:font-name="Courier New" style:font-name-complex="Courier New" fo:color="#353833" fo:font-size="10.5pt" style:font-size-asian="10.5pt" style:font-size-complex="10.5pt" fo:background-color="#EEEEEF"/>
    </style:style>
    <style:style style:name="T113" style:parent-style-name="DefaultParagraphFont" style:family="text">
      <style:text-properties style:font-name="Courier New" style:font-name-complex="Courier New" fo:color="#353833" fo:font-size="10.5pt" style:font-size-asian="10.5pt" style:font-size-complex="10.5pt" fo:background-color="#EEEEEF"/>
    </style:style>
    <style:style style:name="P114" style:parent-style-name="Normal" style:family="paragraph">
      <style:paragraph-properties fo:text-align="center" style:vertical-align="auto"/>
      <style:text-properties style:font-name="Courier New" style:font-name-complex="Courier New" fo:color="#353833" fo:font-size="10.5pt" style:font-size-asian="10.5pt" style:font-size-complex="10.5pt" fo:background-color="#EEEEEF" fo:hyphenate="true"/>
    </style:style>
    <style:style style:name="P115" style:parent-style-name="Normal" style:family="paragraph">
      <style:paragraph-properties fo:text-align="center" style:vertical-align="auto"/>
      <style:text-properties fo:hyphenate="true"/>
    </style:style>
    <style:style style:name="T116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style:language-asian="fr" style:country-asian="FR" style:language-complex="ar" style:country-complex="SA"/>
    </style:style>
    <style:style style:name="P117" style:parent-style-name="Normal" style:family="paragraph">
      <style:paragraph-properties fo:text-align="center" style:vertical-align="auto"/>
      <style:text-properties style:font-name="Arial" style:font-name-asian="Times New Roman" style:font-name-complex="Arial" fo:color="#353833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118" style:parent-style-name="Normal" style:family="paragraph">
      <style:paragraph-properties fo:text-align="center" style:vertical-align="auto"/>
      <style:text-properties style:font-name="Arial" style:font-name-asian="Times New Roman" style:font-name-complex="Arial" fo:color="#353833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119" style:parent-style-name="Normal" style:family="paragraph">
      <style:paragraph-properties fo:text-align="center"/>
      <style:text-properties fo:text-shadow="0.0145in 0.0145in 0.0416in #000000" fo:color="#000000"/>
    </style:style>
    <style:style style:name="T120" style:parent-style-name="DefaultParagraphFont" style:family="text">
      <style:text-properties fo:color="#000000" fo:language="fr" fo:country="FR" style:language-asian="fr" style:country-asian="FR" style:language-complex="ar" style:country-complex="SA"/>
    </style:style>
    <style:style style:name="P121" style:parent-style-name="Normal" style:family="paragraph">
      <style:paragraph-properties fo:text-align="center"/>
      <style:text-properties fo:text-shadow="0.0145in 0.0145in 0.0416in #000000" fo:color="#000000"/>
    </style:style>
    <style:style style:name="P122" style:parent-style-name="Normal" style:family="paragraph">
      <style:paragraph-properties fo:text-align="center"/>
      <style:text-properties fo:text-shadow="0.0145in 0.0145in 0.0416in #000000" fo:color="#000000"/>
    </style:style>
    <style:style style:name="P123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124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125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126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127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128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129" style:parent-style-name="Normal" style:family="paragraph">
      <style:paragraph-properties fo:text-align="center"/>
    </style:style>
    <style:style style:name="T130" style:parent-style-name="DefaultParagraphFont" style:family="text">
      <style:text-properties fo:text-shadow="0.0145in 0.0145in 0.0416in #000000" fo:color="#000000" style:text-underline-type="single" style:text-underline-style="solid" style:text-underline-width="auto" style:text-underline-mode="continuous" fo:language="fr" fo:country="FR"/>
    </style:style>
    <style:style style:name="T131" style:parent-style-name="DefaultParagraphFont" style:family="text">
      <style:text-properties fo:text-shadow="0.0145in 0.0145in 0.0416in #000000" fo:color="#000000" fo:language="fr" fo:country="FR"/>
    </style:style>
    <style:style style:name="P132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133" style:parent-style-name="Normal" style:family="paragraph">
      <style:text-properties fo:text-shadow="0.0145in 0.0145in 0.0416in #000000" fo:color="#000000" fo:language="fr" fo:country="FR"/>
    </style:style>
    <style:style style:name="P134" style:parent-style-name="Normal" style:family="paragraph">
      <style:text-properties fo:text-shadow="0.0145in 0.0145in 0.0416in #000000" fo:color="#000000" fo:language="fr" fo:country="FR"/>
    </style:style>
    <style:style style:name="P135" style:parent-style-name="Normal" style:family="paragraph">
      <style:text-properties fo:text-shadow="0.0145in 0.0145in 0.0416in #000000" fo:color="#000000" fo:language="fr" fo:country="FR"/>
    </style:style>
    <style:style style:name="P136" style:parent-style-name="Normal" style:family="paragraph">
      <style:text-properties fo:text-shadow="0.0145in 0.0145in 0.0416in #000000" fo:color="#000000" fo:language="fr" fo:country="FR"/>
    </style:style>
    <style:style style:name="P137" style:parent-style-name="Normal" style:family="paragraph">
      <style:paragraph-properties fo:text-align="center"/>
      <style:text-properties fo:text-shadow="0.0145in 0.0145in 0.0416in #000000" fo:color="#000000" fo:language="fr" fo:country="FR"/>
    </style:style>
    <style:style style:name="P138" style:parent-style-name="Normal" style:family="paragraph">
      <style:paragraph-properties fo:text-align="center"/>
      <style:text-properties fo:text-shadow="0.0145in 0.0145in 0.0416in #000000" fo:color="#000000" fo:font-size="10pt" style:font-size-asian="10pt" style:font-size-complex="10pt" fo:language="fr" fo:country="FR"/>
    </style:style>
    <style:style style:name="T139" style:parent-style-name="DefaultParagraphFont" style:family="text">
      <style:text-properties fo:color="#000000" fo:language="fr" fo:country="FR" style:language-asian="fr" style:country-asian="FR" style:language-complex="ar" style:country-complex="SA"/>
    </style:style>
    <style:style style:name="P140" style:parent-style-name="Normal" style:family="paragraph">
      <style:paragraph-properties fo:text-align="center"/>
      <style:text-properties fo:language="fr" fo:country="FR"/>
    </style:style>
    <style:style style:name="P141" style:parent-style-name="Normal" style:family="paragraph">
      <style:paragraph-properties fo:text-align="center"/>
      <style:text-properties fo:language="fr" fo:country="FR"/>
    </style:style>
    <style:style style:name="P142" style:parent-style-name="Normal" style:family="paragraph">
      <style:paragraph-properties fo:text-align="center"/>
      <style:text-properties fo:language="fr" fo:country="FR"/>
    </style:style>
    <style:style style:name="P143" style:parent-style-name="Normal" style:family="paragraph">
      <style:paragraph-properties fo:text-align="center"/>
      <style:text-properties fo:language="fr" fo:country="FR"/>
    </style:style>
    <style:style style:name="P144" style:parent-style-name="Normal" style:family="paragraph">
      <style:paragraph-properties fo:text-align="center"/>
      <style:text-properties fo:language="fr" fo:country="FR"/>
    </style:style>
    <style:style style:name="P145" style:parent-style-name="Normal" style:family="paragraph">
      <style:paragraph-properties fo:text-align="center"/>
      <style:text-properties fo:language="fr" fo:country="FR"/>
    </style:style>
    <style:style style:name="P146" style:parent-style-name="Normal" style:family="paragraph">
      <style:paragraph-properties fo:text-align="center"/>
    </style:style>
    <style:style style:name="T147" style:parent-style-name="DefaultParagraphFont" style:family="text">
      <style:text-properties style:font-name="Courier New" style:font-name-complex="Courier New" fo:color="#353833" fo:font-size="10.5pt" style:font-size-asian="10.5pt" style:font-size-complex="10.5pt" fo:background-color="#FFFFFF" fo:language="fr" fo:country="FR"/>
    </style:style>
    <style:style style:name="P148" style:parent-style-name="Normal" style:family="paragraph">
      <style:paragraph-properties fo:text-align="center"/>
      <style:text-properties style:font-name="Courier New" style:font-name-complex="Courier New" fo:color="#353833" fo:font-size="10.5pt" style:font-size-asian="10.5pt" style:font-size-complex="10.5pt" fo:background-color="#FFFFFF" fo:language="fr" fo:country="FR"/>
    </style:style>
    <style:style style:name="P149" style:parent-style-name="Normal" style:family="paragraph">
      <style:paragraph-properties fo:text-align="center"/>
    </style:style>
    <style:style style:name="T150" style:parent-style-name="DefaultParagraphFont" style:family="text">
      <style:text-properties style:font-name="Courier New" style:font-name-complex="Courier New" fo:color="#353833" fo:font-size="10.5pt" style:font-size-asian="10.5pt" style:font-size-complex="10.5pt" fo:background-color="#FFFFFF"/>
    </style:style>
    <style:style style:name="P151" style:parent-style-name="Normal" style:family="paragraph">
      <style:paragraph-properties fo:text-align="center" style:vertical-align="auto"/>
      <style:text-properties fo:hyphenate="true"/>
    </style:style>
    <style:style style:name="T152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3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54" style:parent-style-name="Normal" style:family="paragraph">
      <style:paragraph-properties fo:text-align="center" style:vertical-align="auto"/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 fo:hyphenate="true"/>
    </style:style>
    <style:style style:name="P155" style:parent-style-name="Normal" style:family="paragraph">
      <style:paragraph-properties fo:text-align="center" style:vertical-align="auto"/>
      <style:text-properties fo:hyphenate="true"/>
    </style:style>
    <style:style style:name="T156" style:parent-style-name="DefaultParagraphFont" style:family="text">
      <style:text-properties style:font-name="Courier New" style:font-name-complex="Courier New" fo:color="#353833" fo:font-size="10.5pt" style:font-size-asian="10.5pt" style:font-size-complex="10.5pt" fo:background-color="#EEEEEF"/>
    </style:style>
    <style:style style:name="P157" style:parent-style-name="Normal" style:family="paragraph">
      <style:paragraph-properties fo:text-align="center" style:vertical-align="auto"/>
      <style:text-properties fo:hyphenate="true"/>
    </style:style>
    <style:style style:name="T158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9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60" style:parent-style-name="Normal" style:family="paragraph">
      <style:paragraph-properties fo:text-align="center" style:vertical-align="auto"/>
      <style:text-properties fo:hyphenate="true"/>
    </style:style>
    <style:style style:name="T161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62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63" style:parent-style-name="Normal" style:family="paragraph">
      <style:paragraph-properties fo:text-align="center" style:vertical-align="auto"/>
      <style:text-properties fo:hyphenate="true"/>
    </style:style>
    <style:style style:name="T164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65" style:parent-style-name="DefaultParagraphFont" style:family="text">
      <style:text-properties style:font-name="Courier New" style:font-name-asian="Times New Roman" style:font-name-complex="Courier New" fo:color="#353833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66" style:parent-style-name="Normal" style:family="paragraph">
      <style:paragraph-properties fo:text-align="center" style:vertical-align="auto"/>
      <style:text-properties style:font-name="Arial" style:font-name-asian="Times New Roman" style:font-name-complex="Arial" fo:color="#353833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167" style:parent-style-name="Normal" style:family="paragraph">
      <style:paragraph-properties fo:text-align="center" style:vertical-align="auto"/>
      <style:text-properties style:font-name="Arial" style:font-name-asian="Times New Roman" style:font-name-complex="Arial" fo:color="#353833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168" style:parent-style-name="Normal" style:family="paragraph">
      <style:paragraph-properties fo:text-align="center" style:vertical-align="auto"/>
      <style:text-properties style:font-name="Arial" style:font-name-asian="Times New Roman" style:font-name-complex="Arial" fo:color="#353833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169" style:parent-style-name="Normal" style:family="paragraph">
      <style:paragraph-properties fo:text-align="center"/>
      <style:text-properties fo:language="fr" fo:country="FR"/>
    </style:style>
    <style:style style:name="P170" style:parent-style-name="Standard" style:family="paragraph">
      <style:text-properties fo:language="fr" fo:country="FR"/>
    </style:style>
    <style:style style:name="TableColumn172" style:family="table-column">
      <style:table-column-properties style:column-width="3.6979in" style:use-optimal-column-width="false"/>
    </style:style>
    <style:style style:name="TableColumn173" style:family="table-column">
      <style:table-column-properties style:column-width="3in" style:use-optimal-column-width="false"/>
    </style:style>
    <style:style style:name="Table171" style:family="table">
      <style:table-properties style:width="6.6979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tyle="italic" style:font-style-asian="italic" style:font-style-complex="italic" fo:color="#000000" fo:language="fr" fo:country="FR"/>
    </style:style>
    <style:style style:name="TableCell1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tyle="italic" style:font-style-asian="italic" style:font-style-complex="italic" fo:color="#000000"/>
    </style:style>
    <style:style style:name="TableRow179" style:family="table-row">
      <style:table-row-properties style:row-height="0.5513in"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Standard" style:family="paragraph">
      <style:text-properties fo:color="#000000" fo:language="fr" fo:country="FR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color="#000000" fo:font-size="11pt" style:font-size-asian="11pt" style:font-size-complex="11pt" fo:language="fr" fo:country="FR"/>
    </style:style>
    <style:style style:name="P184" style:parent-style-name="TableContents" style:family="paragraph">
      <style:text-properties fo:color="#000000" fo:font-size="11pt" style:font-size-asian="11pt" style:font-size-complex="11pt" fo:language="fr" fo:country="FR"/>
    </style:style>
    <style:style style:name="P185" style:parent-style-name="TableContents" style:family="paragraph">
      <style:text-properties fo:color="#000000" fo:font-size="11pt" style:font-size-asian="11pt" style:font-size-complex="11pt" fo:language="fr" fo:country="FR"/>
    </style:style>
    <style:style style:name="P186" style:parent-style-name="TableContents" style:family="paragraph">
      <style:text-properties fo:color="#000000" fo:language="fr" fo:country="FR"/>
    </style:style>
    <style:style style:name="P187" style:parent-style-name="TableContents" style:family="paragraph">
      <style:text-properties fo:color="#000000" fo:language="fr" fo:country="FR"/>
    </style:style>
    <style:style style:name="P188" style:parent-style-name="TableContents" style:family="paragraph">
      <style:text-properties fo:color="#000000" fo:language="fr" fo:country="FR"/>
    </style:style>
    <style:style style:name="TableRow189" style:family="table-row">
      <style:table-row-properties style:row-height="0.5513in" style:use-optimal-row-height="false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Standard" style:family="paragraph">
      <style:text-properties fo:color="#000000" fo:language="fr" fo:country="FR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color="#000000" fo:language="fr" fo:country="FR"/>
    </style:style>
    <style:style style:name="TableRow194" style:family="table-row">
      <style:table-row-properties style:row-height="0.5513in"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Standard" style:family="paragraph">
      <style:text-properties fo:color="#000000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Heading3" style:family="paragraph">
      <style:paragraph-properties fo:border="0.0104in solid #D0D9E0" fo:padding-top="0.0694in" fo:padding-left="0.0555in" fo:padding-bottom="0.0694in" fo:padding-right="0.0555in" style:shadow="none" fo:margin-top="0in" fo:margin-bottom="0.0625in" fo:background-color="#DEE3E9"/>
      <style:text-properties style:font-name="Arial" style:font-name-complex="Arial" fo:font-weight="normal" style:font-weight-asian="normal" fo:color="#353833" fo:font-size="10pt" style:font-size-asian="10pt" style:font-size-complex="10pt" fo:language="fr" fo:country="FR"/>
    </style:style>
    <style:style style:name="P199" style:parent-style-name="Textbody" style:family="paragraph">
      <style:text-properties fo:language="fr" fo:country="FR"/>
    </style:style>
    <style:style style:name="P200" style:parent-style-name="TableContents" style:family="paragraph">
      <style:text-properties fo:color="#000000" fo:font-size="10pt" style:font-size-asian="10pt" style:font-size-complex="10pt" fo:language="fr" fo:country="FR"/>
    </style:style>
    <style:style style:name="TableRow201" style:family="table-row">
      <style:table-row-properties style:row-height="0.5513in"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Standard" style:family="paragraph">
      <style:text-properties fo:color="#000000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color="#000000"/>
    </style:style>
    <style:style style:name="P206" style:parent-style-name="TableContents" style:family="paragraph">
      <style:text-properties fo:color="#000000"/>
    </style:style>
    <style:style style:name="TableRow207" style:family="table-row">
      <style:table-row-properties style:row-height="0.5513in"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Standard" style:family="paragraph">
      <style:text-properties fo:color="#000000" fo:language="fr" fo:country="FR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color="#000000" fo:language="fr" fo:country="FR"/>
    </style:style>
    <style:style style:name="P212" style:parent-style-name="TableContents" style:family="paragraph">
      <style:text-properties fo:color="#000000" fo:language="fr" fo:country="FR"/>
    </style:style>
    <style:style style:name="TableRow213" style:family="table-row">
      <style:table-row-properties style:min-row-height="0.7562in"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Standard" style:family="paragraph">
      <style:text-properties fo:color="#000000" fo:language="fr" fo:country="FR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color="#000000" fo:language="fr" fo:country="FR"/>
    </style:style>
    <style:style style:name="P218" style:parent-style-name="TableContents" style:family="paragraph">
      <style:text-properties fo:color="#000000" fo:language="fr" fo:country="FR"/>
    </style:style>
    <style:style style:name="P219" style:parent-style-name="TableContents" style:family="paragraph">
      <style:text-properties fo:color="#000000" fo:language="fr" fo:country="FR"/>
    </style:style>
    <style:style style:name="P220" style:parent-style-name="TableContents" style:family="paragraph">
      <style:text-properties fo:color="#000000" fo:language="fr" fo:country="FR"/>
    </style:style>
    <style:style style:name="P221" style:parent-style-name="TableContents" style:family="paragraph">
      <style:text-properties fo:color="#000000" fo:language="fr" fo:country="FR"/>
    </style:style>
    <style:style style:name="P222" style:parent-style-name="Textbody" style:family="paragraph">
      <style:paragraph-properties fo:break-before="page"/>
      <style:text-properties fo:language="fr" fo:country="FR"/>
    </style:style>
    <style:style style:name="TableColumn224" style:family="table-column">
      <style:table-column-properties style:column-width="6.693in" style:use-optimal-column-width="false"/>
    </style:style>
    <style:style style:name="Table223" style:family="table">
      <style:table-properties style:width="6.693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228" style:parent-style-name="Standard" style:family="paragraph">
      <style:text-properties fo:language="fr" fo:country="FR"/>
    </style:style>
    <style:style style:name="P229" style:parent-style-name="Normal" style:family="paragraph">
      <style:paragraph-properties style:text-autospace="none" style:vertical-align="auto"/>
      <style:text-properties fo:hyphenate="true"/>
    </style:style>
    <style:style style:name="T23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3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235" style:parent-style-name="Normal" style:family="paragraph">
      <style:paragraph-properties style:text-autospace="none" style:vertical-align="auto"/>
      <style:text-properties fo:hyphenate="true"/>
    </style:style>
    <style:style style:name="T2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3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4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42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2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244" style:parent-style-name="Normal" style:family="paragraph">
      <style:paragraph-properties style:text-autospace="none" style:vertical-align="auto"/>
      <style:text-properties fo:hyphenate="true"/>
    </style:style>
    <style:style style:name="T2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4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4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4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4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51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25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253" style:parent-style-name="Normal" style:family="paragraph">
      <style:paragraph-properties style:text-autospace="none" style:vertical-align="auto"/>
      <style:text-properties fo:hyphenate="true"/>
    </style:style>
    <style:style style:name="T2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5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5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5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60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26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262" style:parent-style-name="Normal" style:family="paragraph">
      <style:paragraph-properties style:text-autospace="none" style:vertical-align="auto"/>
      <style:text-properties fo:hyphenate="true"/>
    </style:style>
    <style:style style:name="T2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6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6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6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69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2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271" style:parent-style-name="Normal" style:family="paragraph">
      <style:paragraph-properties style:text-autospace="none" style:vertical-align="auto"/>
      <style:text-properties fo:hyphenate="true"/>
    </style:style>
    <style:style style:name="T27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7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7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7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7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7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78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27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280" style:parent-style-name="Normal" style:family="paragraph">
      <style:paragraph-properties style:text-autospace="none" style:vertical-align="auto"/>
      <style:text-properties fo:hyphenate="true"/>
    </style:style>
    <style:style style:name="T2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8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8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8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87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2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289" style:parent-style-name="Normal" style:family="paragraph">
      <style:paragraph-properties style:text-autospace="none" style:vertical-align="auto"/>
      <style:text-properties fo:hyphenate="true"/>
    </style:style>
    <style:style style:name="T29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9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292" style:parent-style-name="Normal" style:family="paragraph">
      <style:paragraph-properties style:text-autospace="none" style:vertical-align="auto"/>
      <style:text-properties fo:hyphenate="true"/>
    </style:style>
    <style:style style:name="T2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295" style:parent-style-name="Normal" style:family="paragraph">
      <style:paragraph-properties style:text-autospace="none" style:vertical-align="auto"/>
      <style:text-properties fo:hyphenate="true"/>
    </style:style>
    <style:style style:name="T2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29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29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0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30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0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fr" fo:country="FR" style:language-complex="ar" style:country-complex="SA"/>
    </style:style>
    <style:style style:name="T30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0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30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06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fr" fo:country="FR" style:language-complex="ar" style:country-complex="SA"/>
    </style:style>
    <style:style style:name="T3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0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3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1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fr" fo:country="FR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1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3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1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fr" fo:country="FR" style:language-complex="ar" style:country-complex="SA"/>
    </style:style>
    <style:style style:name="T31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1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3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1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fr" fo:country="FR" style:language-complex="ar" style:country-complex="SA"/>
    </style:style>
    <style:style style:name="T3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2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3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2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fr" fo:country="FR" style:language-complex="ar" style:country-complex="SA"/>
    </style:style>
    <style:style style:name="T32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324" style:parent-style-name="Normal" style:family="paragraph">
      <style:paragraph-properties style:text-autospace="none" style:vertical-align="auto"/>
      <style:text-properties fo:hyphenate="true"/>
    </style:style>
    <style:style style:name="T3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2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3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30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3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3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fr" fo:country="FR" style:language-complex="ar" style:country-complex="SA"/>
    </style:style>
    <style:style style:name="T3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334" style:parent-style-name="Normal" style:family="paragraph">
      <style:paragraph-properties style:text-autospace="none" style:vertical-align="auto"/>
      <style:text-properties fo:hyphenate="true"/>
    </style:style>
    <style:style style:name="T33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3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3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40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3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4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fr" fo:country="FR" style:language-complex="ar" style:country-complex="SA"/>
    </style:style>
    <style:style style:name="T3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4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346" style:parent-style-name="Normal" style:family="paragraph">
      <style:paragraph-properties style:text-autospace="none" style:vertical-align="auto"/>
      <style:text-properties fo:hyphenate="true"/>
    </style:style>
    <style:style style:name="T3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4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5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3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52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35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5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fr" fo:country="FR" style:language-complex="ar" style:country-complex="SA"/>
    </style:style>
    <style:style style:name="T35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356" style:parent-style-name="Normal" style:family="paragraph">
      <style:paragraph-properties style:text-autospace="none" style:vertical-align="auto"/>
      <style:text-properties fo:hyphenate="true"/>
    </style:style>
    <style:style style:name="T3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3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6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3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6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5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7" style:parent-style-name="Normal" style:family="paragraph">
      <style:paragraph-properties style:text-autospace="none" style:vertical-align="auto"/>
      <style:text-properties fo:hyphenate="true"/>
    </style:style>
    <style:style style:name="T3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7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2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7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7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6" style:parent-style-name="Normal" style:family="paragraph">
      <style:paragraph-properties style:text-autospace="none" style:vertical-align="auto"/>
      <style:text-properties fo:hyphenate="true"/>
    </style:style>
    <style:style style:name="T37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2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8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86" style:parent-style-name="Normal" style:family="paragraph">
      <style:paragraph-properties style:text-autospace="none" style:vertical-align="auto"/>
      <style:text-properties fo:hyphenate="true"/>
    </style:style>
    <style:style style:name="T38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90" style:parent-style-name="Normal" style:family="paragraph">
      <style:paragraph-properties style:text-autospace="none" style:vertical-align="auto"/>
      <style:text-properties fo:hyphenate="true"/>
    </style:style>
    <style:style style:name="T39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94" style:parent-style-name="Normal" style:family="paragraph">
      <style:paragraph-properties style:text-autospace="none" style:vertical-align="auto"/>
      <style:text-properties fo:hyphenate="true"/>
    </style:style>
    <style:style style:name="T39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98" style:parent-style-name="Normal" style:family="paragraph">
      <style:paragraph-properties style:text-autospace="none" style:vertical-align="auto"/>
      <style:text-properties fo:hyphenate="true"/>
    </style:style>
    <style:style style:name="T39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0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01" style:parent-style-name="Normal" style:family="paragraph">
      <style:paragraph-properties style:text-autospace="none" style:vertical-align="auto"/>
      <style:text-properties fo:hyphenate="true"/>
    </style:style>
    <style:style style:name="T4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0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04" style:parent-style-name="Normal" style:family="paragraph">
      <style:paragraph-properties style:text-autospace="none" style:vertical-align="auto"/>
      <style:text-properties fo:hyphenate="true"/>
    </style:style>
    <style:style style:name="T40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0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0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0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0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1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1" style:parent-style-name="Normal" style:family="paragraph">
      <style:paragraph-properties style:text-autospace="none" style:vertical-align="auto"/>
      <style:text-properties fo:hyphenate="true"/>
    </style:style>
    <style:style style:name="T4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7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41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9" style:parent-style-name="Normal" style:family="paragraph">
      <style:paragraph-properties style:text-autospace="none" style:vertical-align="auto"/>
      <style:text-properties fo:hyphenate="true"/>
    </style:style>
    <style:style style:name="T4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23" style:parent-style-name="Normal" style:family="paragraph">
      <style:paragraph-properties style:text-autospace="none" style:vertical-align="auto"/>
      <style:text-properties fo:hyphenate="true"/>
    </style:style>
    <style:style style:name="T4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27" style:parent-style-name="Normal" style:family="paragraph">
      <style:paragraph-properties style:text-autospace="none" style:vertical-align="auto"/>
      <style:text-properties fo:hyphenate="true"/>
    </style:style>
    <style:style style:name="T42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3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3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34" style:parent-style-name="Normal" style:family="paragraph">
      <style:paragraph-properties style:text-autospace="none" style:vertical-align="auto"/>
      <style:text-properties fo:hyphenate="true"/>
    </style:style>
    <style:style style:name="T43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3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4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440" style:parent-style-name="Normal" style:family="paragraph">
      <style:paragraph-properties style:text-autospace="none" style:vertical-align="auto"/>
      <style:text-properties fo:hyphenate="true"/>
    </style:style>
    <style:style style:name="T4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4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444" style:parent-style-name="Normal" style:family="paragraph">
      <style:paragraph-properties style:text-autospace="none" style:vertical-align="auto"/>
      <style:text-properties fo:hyphenate="true"/>
    </style:style>
    <style:style style:name="T4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4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fr" fo:country="FR" style:language-complex="ar" style:country-complex="SA"/>
    </style:style>
    <style:style style:name="P448" style:parent-style-name="Normal" style:family="paragraph">
      <style:paragraph-properties style:text-autospace="none" style:vertical-align="auto"/>
      <style:text-properties fo:hyphenate="true"/>
    </style:style>
    <style:style style:name="T4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451" style:parent-style-name="Normal" style:family="paragraph">
      <style:paragraph-properties style:text-autospace="none" style:vertical-align="auto"/>
      <style:text-properties fo:hyphenate="true"/>
    </style:style>
    <style:style style:name="T45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5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5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45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5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4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fr" fo:country="FR" style:language-complex="ar" style:country-complex="SA"/>
    </style:style>
    <style:style style:name="T4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fr" fo:country="FR" style:language-complex="ar" style:country-complex="SA"/>
    </style:style>
    <style:style style:name="P461" style:parent-style-name="Normal" style:family="paragraph">
      <style:paragraph-properties style:text-autospace="none" style:vertical-align="auto"/>
      <style:text-properties fo:hyphenate="true"/>
    </style:style>
    <style:style style:name="T46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6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46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466" style:parent-style-name="Normal" style:family="paragraph">
      <style:paragraph-properties style:text-autospace="none" style:vertical-align="auto"/>
      <style:text-properties fo:hyphenate="true"/>
    </style:style>
    <style:style style:name="T46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6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471" style:parent-style-name="Normal" style:family="paragraph">
      <style:paragraph-properties style:text-autospace="none" style:vertical-align="auto"/>
      <style:text-properties fo:hyphenate="true"/>
    </style:style>
    <style:style style:name="T47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7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7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47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7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7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7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8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1" style:parent-style-name="Normal" style:family="paragraph">
      <style:paragraph-properties style:text-autospace="none" style:vertical-align="auto"/>
      <style:text-properties fo:hyphenate="true"/>
    </style:style>
    <style:style style:name="T4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3" style:parent-style-name="Normal" style:family="paragraph">
      <style:paragraph-properties style:text-autospace="none" style:vertical-align="auto"/>
      <style:text-properties fo:hyphenate="true"/>
    </style:style>
    <style:style style:name="T4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6" style:parent-style-name="Normal" style:family="paragraph">
      <style:paragraph-properties style:text-autospace="none" style:vertical-align="auto"/>
      <style:text-properties fo:hyphenate="true"/>
    </style:style>
    <style:style style:name="T48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8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9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9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4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95" style:parent-style-name="Normal" style:family="paragraph">
      <style:paragraph-properties style:text-autospace="none" style:vertical-align="auto"/>
      <style:text-properties fo:hyphenate="true"/>
    </style:style>
    <style:style style:name="T4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9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99" style:parent-style-name="Normal" style:family="paragraph">
      <style:paragraph-properties style:text-autospace="none" style:vertical-align="auto"/>
      <style:text-properties fo:hyphenate="true"/>
    </style:style>
    <style:style style:name="T50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0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03" style:parent-style-name="Normal" style:family="paragraph">
      <style:paragraph-properties style:text-autospace="none" style:vertical-align="auto"/>
      <style:text-properties fo:hyphenate="true"/>
    </style:style>
    <style:style style:name="T50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0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0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07" style:parent-style-name="Normal" style:family="paragraph">
      <style:paragraph-properties style:text-autospace="none" style:vertical-align="auto"/>
      <style:text-properties fo:hyphenate="true"/>
    </style:style>
    <style:style style:name="T50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1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511" style:parent-style-name="Normal" style:family="paragraph">
      <style:paragraph-properties style:text-autospace="none" style:vertical-align="auto"/>
      <style:text-properties fo:hyphenate="true"/>
    </style:style>
    <style:style style:name="T5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514" style:parent-style-name="Standard" style:family="paragraph">
      <style:text-properties fo:language="fr" fo:country="FR"/>
    </style:style>
    <style:style style:name="P515" style:parent-style-name="Standard" style:family="paragraph">
      <style:text-properties fo:language="fr" fo:country="FR"/>
    </style:style>
    <style:style style:name="P516" style:parent-style-name="Standard" style:family="paragraph">
      <style:text-properties fo:language="fr" fo:country="FR"/>
    </style:style>
    <style:style style:name="P517" style:parent-style-name="Standard" style:family="paragraph">
      <style:text-properties fo:language="fr" fo:country="FR"/>
    </style:style>
    <style:style style:name="P518" style:parent-style-name="Standard" style:family="paragraph">
      <style:text-properties fo:language="fr" fo:country="FR"/>
    </style:style>
    <style:style style:name="P519" style:parent-style-name="Standard" style:family="paragraph">
      <style:text-properties fo:language="fr" fo:country="FR"/>
    </style:style>
    <style:style style:name="P520" style:parent-style-name="Standard" style:family="paragraph">
      <style:text-properties fo:language="fr" fo:country="FR"/>
    </style:style>
    <style:style style:name="P521" style:parent-style-name="Standard" style:family="paragraph">
      <style:text-properties fo:language="fr" fo:country="FR"/>
    </style:style>
    <style:style style:name="P522" style:parent-style-name="Standard" style:family="paragraph">
      <style:text-properties fo:language="fr" fo:country="FR"/>
    </style:style>
    <style:style style:name="P523" style:parent-style-name="Standard" style:family="paragraph">
      <style:text-properties fo:language="fr" fo:country="FR"/>
    </style:style>
    <style:style style:name="P524" style:parent-style-name="Normal" style:family="paragraph">
      <style:paragraph-properties style:text-autospace="none" style:vertical-align="auto"/>
      <style:text-properties fo:hyphenate="true"/>
    </style:style>
    <style:style style:name="T52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5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2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52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529" style:parent-style-name="Normal" style:family="paragraph">
      <style:paragraph-properties style:text-autospace="none" style:vertical-align="auto"/>
      <style:text-properties fo:hyphenate="true"/>
    </style:style>
    <style:style style:name="T53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531" style:parent-style-name="Normal" style:family="paragraph">
      <style:paragraph-properties style:text-autospace="none" style:vertical-align="auto"/>
      <style:text-properties fo:hyphenate="true"/>
    </style:style>
    <style:style style:name="T53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533" style:parent-style-name="Normal" style:family="paragraph">
      <style:paragraph-properties style:text-autospace="none" style:vertical-align="auto"/>
      <style:text-properties fo:hyphenate="true"/>
    </style:style>
    <style:style style:name="T5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35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fr" fo:country="FR" style:language-complex="ar" style:country-complex="SA"/>
    </style:style>
    <style:style style:name="T5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3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53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39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text-underline-type="single" style:text-underline-style="solid" style:text-underline-width="auto" style:text-underline-mode="continuous" fo:language="fr" fo:country="FR" style:language-complex="ar" style:country-complex="SA"/>
    </style:style>
    <style:style style:name="T54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fr" fo:country="FR" style:language-complex="ar" style:country-complex="SA"/>
    </style:style>
    <style:style style:name="P542" style:parent-style-name="Normal" style:family="paragraph">
      <style:paragraph-properties style:text-autospace="none" style:vertical-align="auto"/>
      <style:text-properties fo:hyphenate="true"/>
    </style:style>
    <style:style style:name="T5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4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4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48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5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50" style:parent-style-name="Normal" style:family="paragraph">
      <style:paragraph-properties style:text-autospace="none" style:vertical-align="auto"/>
      <style:text-properties fo:hyphenate="true"/>
    </style:style>
    <style:style style:name="T5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5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53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5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55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55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5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5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6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61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56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6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65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5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67" style:parent-style-name="Normal" style:family="paragraph">
      <style:paragraph-properties style:text-autospace="none" style:vertical-align="auto"/>
      <style:text-properties fo:hyphenate="true"/>
    </style:style>
    <style:style style:name="T5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6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0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57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2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57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4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57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76" style:parent-style-name="Normal" style:family="paragraph">
      <style:paragraph-properties style:text-autospace="none" style:vertical-align="auto"/>
      <style:text-properties fo:hyphenate="true"/>
    </style:style>
    <style:style style:name="T57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79" style:parent-style-name="Normal" style:family="paragraph">
      <style:paragraph-properties style:text-autospace="none" style:vertical-align="auto"/>
      <style:text-properties fo:hyphenate="true"/>
    </style:style>
    <style:style style:name="T58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582" style:parent-style-name="Normal" style:family="paragraph">
      <style:paragraph-properties style:text-autospace="none" style:vertical-align="auto"/>
      <style:text-properties fo:hyphenate="true"/>
    </style:style>
    <style:style style:name="T58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584" style:parent-style-name="Normal" style:family="paragraph">
      <style:paragraph-properties style:text-autospace="none" style:vertical-align="auto"/>
      <style:text-properties fo:hyphenate="true"/>
    </style:style>
    <style:style style:name="T5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8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58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8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58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9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fr" fo:country="FR" style:language-complex="ar" style:country-complex="SA"/>
    </style:style>
    <style:style style:name="T59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5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fr" fo:country="FR" style:language-complex="ar" style:country-complex="SA"/>
    </style:style>
    <style:style style:name="T5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595" style:parent-style-name="Normal" style:family="paragraph">
      <style:paragraph-properties style:text-autospace="none" style:vertical-align="auto"/>
      <style:text-properties fo:hyphenate="true"/>
    </style:style>
    <style:style style:name="T5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59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9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00" style:parent-style-name="Normal" style:family="paragraph">
      <style:paragraph-properties style:text-autospace="none" style:vertical-align="auto"/>
      <style:text-properties fo:hyphenate="true"/>
    </style:style>
    <style:style style:name="T60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0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0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05" style:parent-style-name="Normal" style:family="paragraph">
      <style:paragraph-properties style:text-autospace="none" style:vertical-align="auto"/>
      <style:text-properties fo:hyphenate="true"/>
    </style:style>
    <style:style style:name="T60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0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10" style:parent-style-name="Normal" style:family="paragraph">
      <style:paragraph-properties style:text-autospace="none" style:vertical-align="auto"/>
      <style:text-properties fo:hyphenate="true"/>
    </style:style>
    <style:style style:name="T6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1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1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1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18" style:parent-style-name="Normal" style:family="paragraph">
      <style:paragraph-properties style:text-autospace="none" style:vertical-align="auto"/>
      <style:text-properties fo:hyphenate="true"/>
    </style:style>
    <style:style style:name="T6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27" style:parent-style-name="Normal" style:family="paragraph">
      <style:paragraph-properties style:text-autospace="none" style:vertical-align="auto"/>
      <style:text-properties fo:hyphenate="true"/>
    </style:style>
    <style:style style:name="T62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3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3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634" style:parent-style-name="Normal" style:family="paragraph">
      <style:paragraph-properties style:text-autospace="none" style:vertical-align="auto"/>
      <style:text-properties fo:hyphenate="true"/>
    </style:style>
    <style:style style:name="T63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3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640" style:parent-style-name="Normal" style:family="paragraph">
      <style:paragraph-properties style:text-autospace="none" style:vertical-align="auto"/>
      <style:text-properties fo:hyphenate="true"/>
    </style:style>
    <style:style style:name="T6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4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4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645" style:parent-style-name="Normal" style:family="paragraph">
      <style:paragraph-properties style:text-autospace="none" style:vertical-align="auto"/>
      <style:text-properties fo:hyphenate="true"/>
    </style:style>
    <style:style style:name="T64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4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649" style:parent-style-name="Normal" style:family="paragraph">
      <style:paragraph-properties style:text-autospace="none" style:vertical-align="auto"/>
      <style:text-properties fo:hyphenate="true"/>
    </style:style>
    <style:style style:name="T6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652" style:parent-style-name="Normal" style:family="paragraph">
      <style:paragraph-properties style:text-autospace="none" style:vertical-align="auto"/>
      <style:text-properties fo:hyphenate="true"/>
    </style:style>
    <style:style style:name="T65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P655" style:parent-style-name="Normal" style:family="paragraph">
      <style:paragraph-properties style:text-autospace="none" style:vertical-align="auto"/>
      <style:text-properties fo:hyphenate="true"/>
    </style:style>
    <style:style style:name="T65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5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fr" fo:country="FR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fr" fo:country="FR" style:language-complex="ar" style:country-complex="SA"/>
    </style:style>
    <style:style style:name="T661" style:parent-style-name="DefaultParagraphFont" style:family="text">
      <style:text-properties fo:language="fr" fo:country="FR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c000" draw:opacity="100%" draw:stroke="solid" svg:stroke-width="0.01389in" svg:stroke-color="#bc8c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70ad47" draw:opacity="100%" draw:stroke="solid" svg:stroke-width="0.02083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3">Mini-projet LU2IN002 - 2020-2021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<text:span text:style-name="T7">Nom :</text:span><text:span text:style-name="T8"><text:s/>Afoulous</text:span></text:p>
          </table:table-cell>
          <table:table-cell table:style-name="TableCell9">
            <text:p text:style-name="TableContents"><text:span text:style-name="T10">Nom :</text:span><text:span text:style-name="T11">_</text:span></text:p>
          </table:table-cell>
        </table:table-row>
        <table:table-row table:style-name="TableRow12">
          <table:table-cell table:style-name="TableCell13">
            <text:p text:style-name="TableContents"><text:span text:style-name="T14">Prénom :</text:span><text:span text:style-name="T15">Oumaima</text:span></text:p>
          </table:table-cell>
          <table:table-cell table:style-name="TableCell16">
            <text:p text:style-name="P17">Prénom :</text:p>
          </table:table-cell>
        </table:table-row>
        <table:table-row table:style-name="TableRow18">
          <table:table-cell table:style-name="TableCell19">
            <text:p text:style-name="TableContents"><text:span text:style-name="T20">N° étudiant :</text:span><text:span text:style-name="T21">3802791</text:span></text:p>
          </table:table-cell>
          <table:table-cell table:style-name="TableCell22">
            <text:p text:style-name="TableContents"><text:span text:style-name="T23">N° étudiant :</text:span></text:p>
          </table:table-cell>
        </table:table-row>
      </table:table>
      <text:p text:style-name="Standard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Thème de simulation choisi (en 2 lignes max.)</text:p>
          </table:table-cell>
        </table:table-row>
        <table:table-row table:style-name="TableRow29">
          <table:table-cell table:style-name="TableCell30">
            <text:p text:style-name="P31">La récolte des<text:s/>fleurs et leur transformation en parfum</text:p>
          </table:table-cell>
        </table:table-row>
      </table:table>
      <text:p text:style-name="P32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Description des classes et de leur rôle dans la simulation (2 lignes max par<text:s/>classe)</text:p>
          </table:table-cell>
        </table:table-row>
        <table:table-row table:style-name="TableRow38">
          <table:table-cell table:style-name="TableCell39">
            <text:p text:style-name="P40">-La classe Récolteurs représente les agents responsables<text:s/>de la récolte des<text:s/>fleurs tout en se déplaçant<text:s/>;<text:s/>Cette<text:s/>classe est composée principalement<text:s/>de deux attributs (poslignes, poscolonnes) qui correspondent à la position des récolteurs sur le Terrain.<text:s/><text:s/>Les Récolteurs doivent se déplacer sur le terrain</text:p>
            <text:p text:style-name="P41"/>
            <text:p text:style-name="P42">-La classe Ressources (fleurs et parfum) est composée de 2 attributs, type sous forme de chaine de caractère ainsi que d’une quantité sous forme d’un entier naturel.<text:s/>Pendant la simulation on réalise des récoltes et productions des ressources pour finalement afficher des statistiques sur les quantités récoltées et produites.</text:p>
            <text:p text:style-name="P43"/>
            <text:p text:style-name="P44"/>
            <text:p text:style-name="P45">-La classe Terrain est composée de 4 attributs et de plusieurs méthodes. Le terrain est le lieu où se joue la simulation, puisque les récolteurs s’y déplacent.</text:p>
            <text:p text:style-name="P46"/>
            <text:p text:style-name="P47">-La classe Simulation contient un tableau d’agents(récolteurs) ainsi qu’un tableau de ressources.</text:p>
            <text:p text:style-name="P48">Les agents réalisent plusieurs récoltes sur le terrain (fleurs) afin de produire<text:s/>du parfum</text:p>
            <text:p text:style-name="P49"/>
            <text:p text:style-name="P50"/>
            <text:p text:style-name="P51">-La classe TestSimulation ou en réalise des essais de simulation et où l’on affiche les<text:s/><text:s/>résultats des actions effectuées .</text:p>
            <text:p text:style-name="P52"/>
            <text:p text:style-name="P53"/>
            <text:p text:style-name="P54"/>
          </table:table-cell>
        </table:table-row>
      </table:table>
      <text:p text:style-name="P55"/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Standard"><text:span text:style-name="T60">Décrire, dans les grandes lignes, ce qui se passe durant la simulation (max. 5-6 lignes)</text:span></text:p>
          </table:table-cell>
        </table:table-row>
        <table:table-row table:style-name="TableRow61">
          <table:table-cell table:style-name="TableCell62">
            <text:p text:style-name="P63"/>
            <text:p text:style-name="P64"/>
            <text:p text:style-name="P65">Durant la Simulation, le constructeur génère n agents (récolteurs) ainsi que m ressources aléatoirement.<text:s/>On remplit alors les tableaux<text:s/>de la classe ressources ainsi que celui des récolteurs.<text:s/>Ces agents se déplacent sur le terrain afin de cueillir les fleurs pour les transformer en parfum.</text:p>
            <text:p text:style-name="P66"/>
            <text:p text:style-name="P67">On remarque qu’à mesure que la quantité de récoltes de fleurs augmente, l’argent collecté augmente aussi.</text:p>
            <text:p text:style-name="P68"/>
            <text:p text:style-name="P69"/>
          </table:table-cell>
        </table:table-row>
      </table:table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soft-page-break/>
            <text:p text:style-name="Standard"><text:span text:style-name="T75">Schéma UML fournisseur des classes (dessin “à la main” scanné ou photo acceptés)</text:span></text:p>
          </table:table-cell>
        </table:table-row>
        <table:table-row table:style-name="TableRow76">
          <table:table-cell table:style-name="TableCell77">
            <text:p text:style-name="P78"/>
            <text:p text:style-name="TableContents"><text:span text:style-name="T79"><draw:custom-shape svg:x="3.10833in" svg:y="0.08681in" svg:width="2.63889in" svg:height="6.47917in" draw:z-index="251660288" draw:id="id0" draw:style-name="a0" draw:name="Rectangle 2" text:anchor-type="paragraph"><svg:title/><svg:desc/><text:p text:style-name="P80">Classe Terrain</text:p><text:p text:style-name="P81"/><text:p text:style-name="P82">Int nbColonnes</text:p><text:p text:style-name="P83"><text:span text:style-name="T84">S</text:span><text:span text:style-name="T85">tatic int<text:s/></text:span><text:span text:style-name="T86">NBCOLONNESMAX</text:span></text:p><text:p text:style-name="P87">Int nbLignes</text:p><text:p text:style-name="P88">Static int NBLIGNESMAX</text:p><text:p text:style-name="P89"/><text:p text:style-name="P90">Terrain()</text:p><text:p text:style-name="P91"><text:a xlink:href="file:///C:/Users/BURIN~1/AppData/Local/Temp/Rar$EXa14496.20963/MiniProjet2021/doc/Terrain.html#Terrain-int-int-" office:target-frame-name="_top" xlink:show="replace">Terrain</text:a><text:span text:style-name="T92">(int nblig, int nbcol)</text:span></text:p><text:p text:style-name="P93"/><text:p text:style-name="P94">Affiche() :void</text:p><text:p text:style-name="P95"/><text:p text:style-name="P96"><text:a xlink:href="file:///C:/Users/BURIN~1/AppData/Local/Temp/Rar$EXa14496.20963/MiniProjet2021/doc/Terrain.html#caseEstVide-int-int-" office:target-frame-name="_top" xlink:show="replace">caseEstVide</text:a><text:span text:style-name="T97">(int lig, int col):boolean</text:span></text:p><text:p text:style-name="P98"/><text:p text:style-name="P99"><text:a xlink:href="file:///C:/Users/BURIN~1/AppData/Local/Temp/Rar$EXa14496.20963/MiniProjet2021/doc/Terrain.html#getCase-int-int-" office:target-frame-name="_top" xlink:show="replace"><text:line-break/>getCase</text:a><text:span text:style-name="T100">(int lig, int col)</text:span><text:span text:style-name="T101">:Ressource</text:span></text:p><text:p text:style-name="P102"/><text:p text:style-name="P103"><text:a xlink:href="file:///C:/Users/BURIN~1/AppData/Local/Temp/Rar$EXa14496.20963/MiniProjet2021/doc/Terrain.html#setCase-int-int-Ressource-" office:target-frame-name="_top" xlink:show="replace"><text:line-break/>setCase</text:a><text:span text:style-name="T104">(int lig, int col, </text:span><text:a office:title="class in &lt;Unnamed&gt;" xlink:href="file:///C:/Users/BURIN~1/AppData/Local/Temp/Rar$EXa14496.20963/MiniProjet2021/doc/Ressource.html" office:target-frame-name="_top" xlink:show="replace">Ressource</text:a><text:span text:style-name="T105"> ress)</text:span></text:p><text:p text:style-name="P106">: Boolean</text:p><text:p text:style-name="P107"/><text:p text:style-name="P108"><text:a xlink:href="file:///C:/Users/BURIN~1/AppData/Local/Temp/Rar$EXa14496.20963/MiniProjet2021/doc/Terrain.html#sontValides-int-int-" office:target-frame-name="_top" xlink:show="replace"><text:line-break/>sontValides</text:a><text:span text:style-name="T109">(int lig, int col) :boolean</text:span></text:p><text:p text:style-name="P110"/><text:p text:style-name="P111"><text:a xlink:href="file:///C:/Users/BURIN~1/AppData/Local/Temp/Rar$EXa14496.20963/MiniProjet2021/doc/Terrain.html#toString--" office:target-frame-name="_top" xlink:show="replace">toString</text:a><text:span text:style-name="T112">():<text:s/></text:span><text:span text:style-name="T113">String</text:span></text:p><text:p text:style-name="P114"/><text:p text:style-name="P115"><text:a xlink:href="file:///C:/Users/BURIN~1/AppData/Local/Temp/Rar$EXa14496.20963/MiniProjet2021/doc/Terrain.html#videCase-int-int-" office:target-frame-name="_top" xlink:show="replace"><text:line-break/>videCase</text:a><text:span text:style-name="T116">(int lig, int col)</text:span></text:p><text:p text:style-name="P117">: Ressource</text:p><text:p text:style-name="P118"/><text:p text:style-name="P119"/><draw:enhanced-geometry draw:type="non-primitive" svg:viewBox="0 0 21600 21600" draw:enhanced-path="M 0 0 L 21600 0 21600 21600 0 21600 Z N"/></draw:custom-shape></text:span><text:span text:style-name="T120"><draw:custom-shape svg:x="0.15694in" svg:y="0.06597in" svg:width="2.41667in" svg:height="5.00694in" draw:z-index="251659264" draw:id="id1" draw:style-name="a1" draw:name="Rectangle 1" text:anchor-type="paragraph"><svg:title/><svg:desc/><text:p text:style-name="P121">Classe Recolteurs</text:p><text:p text:style-name="P122"/><text:p text:style-name="P123">Int poslignes</text:p><text:p text:style-name="P124">Int poscolonnes</text:p><text:p text:style-name="P125">Double x</text:p><text:p text:style-name="P126">Double y</text:p><text:p text:style-name="P127">Double xnew</text:p><text:p text:style-name="P128">Double ynew</text:p><text:p text:style-name="P129"><text:span text:style-name="T130">__________________________</text:span><text:span text:style-name="T131">Recolteurs(int,int,double,double,double,double)</text:span></text:p><text:p text:style-name="P132">getX() :double</text:p><text:p text:style-name="P133"><text:s text:c="14"/>getY() :double</text:p><text:p text:style-name="P134"><text:s text:c="10"/>distance(double,double) :double</text:p><text:p text:style-name="P135"/><text:p text:style-name="P136">se déplacer =(double,double) : double</text:p><text:p text:style-name="P137"/><text:p text:style-name="P138"/><draw:enhanced-geometry draw:type="non-primitive" svg:viewBox="0 0 21600 21600" draw:enhanced-path="M 0 0 L 21600 0 21600 21600 0 21600 Z N"/></draw:custom-shape></text:span></text:p>
            <text:p text:style-name="TableContents"><text:span text:style-name="T139"><draw:custom-shape svg:x="0.34444in" svg:y="5.21458in" svg:width="2.625in" svg:height="3.89583in" draw:z-index="251661312" draw:id="id2" draw:style-name="a2" draw:name="Rectangle 3" text:anchor-type="paragraph"><svg:title/><svg:desc/><text:p text:style-name="P140">Classe Ressource</text:p><text:p text:style-name="P141"/><text:p text:style-name="P142">Ident : int</text:p><text:p text:style-name="P143">Type :String</text:p><text:p text:style-name="P144">_________________________</text:p><text:p text:style-name="P145"/><text:p text:style-name="P146"><text:a xlink:href="file:///C:/Users/BURIN~1/AppData/Local/Temp/Rar$EXa1656.25057/MiniProjet2021/doc/Ressource.html#Ressource-java.lang.String-int-" office:target-frame-name="_top" xlink:show="replace">Ressource</text:a><text:span text:style-name="T147">(String type, int quantite)</text:span></text:p><text:p text:style-name="P148"/><text:p text:style-name="P149"><text:a xlink:href="file:///C:/Users/BURIN~1/AppData/Local/Temp/Rar$EXa1656.25057/MiniProjet2021/doc/Ressource.html#getQuantite--" office:target-frame-name="_top" xlink:show="replace">getQuantite</text:a><text:span text:style-name="T150">() : int</text:span></text:p><text:p text:style-name="P151"><text:a xlink:href="file:///C:/Users/BURIN~1/AppData/Local/Temp/Rar$EXa1656.25057/MiniProjet2021/doc/Ressource.html#getX--" office:target-frame-name="_top" xlink:show="replace"><text:line-break/>getX</text:a><text:span text:style-name="T152">()</text:span><text:span text:style-name="T153"> :int</text:span></text:p><text:p text:style-name="P154">getY() :int<text:s/></text:p><text:p text:style-name="P155"><text:a xlink:href="file:///C:/Users/BURIN~1/AppData/Local/Temp/Rar$EXa1656.25057/MiniProjet2021/doc/Ressource.html#initialisePosition--" office:target-frame-name="_top" xlink:show="replace">initialisePosition</text:a><text:span text:style-name="T156">() :void</text:span></text:p><text:p text:style-name="P157"><text:a xlink:href="file:///C:/Users/BURIN~1/AppData/Local/Temp/Rar$EXa1656.25057/MiniProjet2021/doc/Ressource.html#setPosition-int-int-" office:target-frame-name="_top" xlink:show="replace"><text:line-break/>setPosition</text:a><text:span text:style-name="T158">(int lig, int col)</text:span><text:span text:style-name="T159"> : void</text:span></text:p><text:p text:style-name="P160"><text:a xlink:href="file:///C:/Users/BURIN~1/AppData/Local/Temp/Rar$EXa1656.25057/MiniProjet2021/doc/Ressource.html#setQuantite-int-" office:target-frame-name="_top" xlink:show="replace"><text:line-break/>setQuantite</text:a><text:span text:style-name="T161">(int quantite)</text:span><text:span text:style-name="T162"> :void</text:span></text:p><text:p text:style-name="P163"><text:a xlink:href="file:///C:/Users/BURIN~1/AppData/Local/Temp/Rar$EXa1656.25057/MiniProjet2021/doc/Ressource.html#toString--" office:target-frame-name="_top" xlink:show="replace"><text:line-break/>toString</text:a><text:span text:style-name="T164">()</text:span><text:span text:style-name="T165"> :String</text:span></text:p><text:p text:style-name="P166"/><text:p text:style-name="P167"/><text:p text:style-name="P168"/><text:p text:style-name="P169"/><draw:enhanced-geometry draw:type="non-primitive" svg:viewBox="0 0 21600 21600" draw:enhanced-path="M 0 0 L 21600 0 21600 21600 0 21600 Z N"/></draw:custom-shape></text:span></text:p>
          </table:table-cell>
        </table:table-row>
      </table:table>
      <text:p text:style-name="P170"/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Checklist des contraintes prises en compte:</text:p>
          </table:table-cell>
          <table:table-cell table:style-name="TableCell177">
            <text:p text:style-name="P178">Nom(s) des classe(s) correspondante(s)</text:p>
          </table:table-cell>
        </table:table-row>
        <text:soft-page-break/>
        <table:table-row table:style-name="TableRow179">
          <table:table-cell table:style-name="TableCell180">
            <text:p text:style-name="P181">Classe contenant un tableau ou une liste d'objets</text:p>
          </table:table-cell>
          <table:table-cell table:style-name="TableCell182">
            <text:p text:style-name="P183">Classe<text:s/>Ressource</text:p>
            <text:p text:style-name="P184">Classe Terrain</text:p>
            <text:p text:style-name="P185">Classe Recolteurs</text:p>
            <text:p text:style-name="P186"/>
            <text:p text:style-name="P187"/>
            <text:p text:style-name="P188"/>
          </table:table-cell>
        </table:table-row>
        <table:table-row table:style-name="TableRow189">
          <table:table-cell table:style-name="TableCell190">
            <text:p text:style-name="P191">Classe statique contenant que des méthodes statiques</text:p>
          </table:table-cell>
          <table:table-cell table:style-name="TableCell192">
            <text:p text:style-name="P193">Classe Terrain</text:p>
          </table:table-cell>
        </table:table-row>
        <table:table-row table:style-name="TableRow194">
          <table:table-cell table:style-name="TableCell195">
            <text:p text:style-name="P196">Héritage</text:p>
          </table:table-cell>
          <table:table-cell table:style-name="TableCell197">
            <text:h text:style-name="P198" text:outline-level="3">Les classes Terrain et Ressources héritent de class Java.lang.object<text:s/>(String)</text:h>
            <text:p text:style-name="P199"/>
            <text:p text:style-name="P200"/>
          </table:table-cell>
        </table:table-row>
        <table:table-row table:style-name="TableRow201">
          <table:table-cell table:style-name="TableCell202">
            <text:p text:style-name="P203">Classe avec composition</text:p>
          </table:table-cell>
          <table:table-cell table:style-name="TableCell204">
            <text:p text:style-name="P205">Classe Simulation</text:p>
            <text:p text:style-name="P206"/>
          </table:table-cell>
        </table:table-row>
        <table:table-row table:style-name="TableRow207">
          <table:table-cell table:style-name="TableCell208">
            <text:p text:style-name="P209">Classe avec un constructeur par copie ou clone()</text:p>
          </table:table-cell>
          <table:table-cell table:style-name="TableCell210">
            <text:p text:style-name="P211">Classe Terrain</text:p>
            <text:p text:style-name="P212">Classe Ressource</text:p>
          </table:table-cell>
        </table:table-row>
        <table:table-row table:style-name="TableRow213">
          <table:table-cell table:style-name="TableCell214">
            <text:p text:style-name="P215">Noms des classes créées (entre 4 et 10 classes)</text:p>
          </table:table-cell>
          <table:table-cell table:style-name="TableCell216">
            <text:p text:style-name="P217">Classe Recolteurs</text:p>
            <text:p text:style-name="P218">Classe Simulation</text:p>
            <text:p text:style-name="P219">Classe Terrain</text:p>
            <text:p text:style-name="P220">Classe Ressource</text:p>
            <text:p text:style-name="P221">Classe TestTerrain</text:p>
          </table:table-cell>
        </table:table-row>
      </table:table>
      <text:p text:style-name="P222"/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p text:style-name="P227">Copier / coller de vos classes à partir d'ici :</text:p>
          </table:table-cell>
        </table:table-row>
      </table:table>
      <text:p text:style-name="P228"/>
      <text:p text:style-name="P229"><text:span text:style-name="T230">public</text:span><text:span text:style-name="T231"><text:s/></text:span><text:span text:style-name="T232">class</text:span><text:span text:style-name="T233"><text:s/>Recolteurs {</text:span><text:span text:style-name="T234"><text:tab/><text:s/></text:span></text:p>
      <text:p text:style-name="P235"><text:span text:style-name="T236"><text:tab/></text:span><text:span text:style-name="T237"><text:tab/></text:span><text:span text:style-name="T238">private</text:span><text:span text:style-name="T239"><text:s/></text:span><text:span text:style-name="T240">int</text:span><text:span text:style-name="T241"><text:s/></text:span><text:span text:style-name="T242">poslignes</text:span><text:span text:style-name="T243">;</text:span></text:p>
      <text:p text:style-name="P244"><text:span text:style-name="T245"><text:tab/></text:span><text:span text:style-name="T246"><text:tab/></text:span><text:span text:style-name="T247">private</text:span><text:span text:style-name="T248"><text:s/></text:span><text:span text:style-name="T249">int</text:span><text:span text:style-name="T250"><text:s/></text:span><text:span text:style-name="T251">poscolonnes</text:span><text:span text:style-name="T252">;</text:span></text:p>
      <text:p text:style-name="P253"><text:span text:style-name="T254"><text:tab/></text:span><text:span text:style-name="T255"><text:tab/></text:span><text:span text:style-name="T256">public</text:span><text:span text:style-name="T257"><text:s/></text:span><text:span text:style-name="T258">double</text:span><text:span text:style-name="T259"><text:s/></text:span><text:span text:style-name="T260">x</text:span><text:span text:style-name="T261">;</text:span></text:p>
      <text:p text:style-name="P262"><text:span text:style-name="T263"><text:tab/></text:span><text:span text:style-name="T264"><text:tab/></text:span><text:span text:style-name="T265">public</text:span><text:span text:style-name="T266"><text:s/></text:span><text:span text:style-name="T267">double</text:span><text:span text:style-name="T268"><text:s/></text:span><text:span text:style-name="T269">y</text:span><text:span text:style-name="T270">;</text:span></text:p>
      <text:p text:style-name="P271"><text:span text:style-name="T272"><text:tab/></text:span><text:span text:style-name="T273"><text:tab/></text:span><text:span text:style-name="T274">public</text:span><text:span text:style-name="T275"><text:s/></text:span><text:span text:style-name="T276">double</text:span><text:span text:style-name="T277"><text:s/></text:span><text:span text:style-name="T278">xnew</text:span><text:span text:style-name="T279">;</text:span></text:p>
      <text:p text:style-name="P280"><text:span text:style-name="T281"><text:tab/></text:span><text:span text:style-name="T282"><text:tab/></text:span><text:span text:style-name="T283">public</text:span><text:span text:style-name="T284"><text:s/></text:span><text:span text:style-name="T285">double</text:span><text:span text:style-name="T286"><text:s/></text:span><text:span text:style-name="T287">ynew</text:span><text:span text:style-name="T288">;</text:span></text:p>
      <text:p text:style-name="P289"><text:span text:style-name="T290"><text:tab/></text:span><text:span text:style-name="T291"><text:tab/></text:span></text:p>
      <text:p text:style-name="P292"><text:span text:style-name="T293"><text:tab/></text:span><text:span text:style-name="T294"><text:tab/><text:s/></text:span></text:p>
      <text:p text:style-name="P295"><text:span text:style-name="T296"><text:tab/></text:span><text:span text:style-name="T297"><text:tab/><text:s text:c="10"/></text:span><text:span text:style-name="T298">public</text:span><text:span text:style-name="T299"><text:s/>Recolteurs(</text:span><text:span text:style-name="T300">int</text:span><text:span text:style-name="T301"><text:s/></text:span><text:span text:style-name="T302">poslignes</text:span><text:span text:style-name="T303"><text:s/>,</text:span><text:span text:style-name="T304">int</text:span><text:span text:style-name="T305"><text:s/></text:span><text:span text:style-name="T306">poscolonnes</text:span><text:span text:style-name="T307">,<text:s/></text:span><text:span text:style-name="T308">double</text:span><text:span text:style-name="T309"><text:s/></text:span><text:span text:style-name="T310">x</text:span><text:span text:style-name="T311">,<text:s/></text:span><text:span text:style-name="T312">double</text:span><text:span text:style-name="T313"><text:s/></text:span><text:span text:style-name="T314">y</text:span><text:span text:style-name="T315"><text:s/>,<text:s/></text:span><text:span text:style-name="T316">double</text:span><text:span text:style-name="T317"><text:s/></text:span><text:span text:style-name="T318">xnew</text:span><text:span text:style-name="T319">,<text:s/></text:span><text:span text:style-name="T320">double</text:span><text:span text:style-name="T321"><text:s/></text:span><text:span text:style-name="T322">ynew</text:span><text:span text:style-name="T323">) {</text:span></text:p>
      <text:p text:style-name="P324"><text:span text:style-name="T325"><text:tab/></text:span><text:span text:style-name="T326"><text:tab/><text:s text:c="8"/></text:span><text:span text:style-name="T327"><text:tab/><text:s text:c="5"/></text:span><text:span text:style-name="T328">this</text:span><text:span text:style-name="T329">.</text:span><text:span text:style-name="T330">poslignes</text:span><text:span text:style-name="T331">=</text:span><text:span text:style-name="T332">poslignes</text:span><text:span text:style-name="T333">;</text:span></text:p>
      <text:p text:style-name="P334"><text:span text:style-name="T335"><text:tab/></text:span><text:span text:style-name="T336"><text:tab/><text:s text:c="8"/></text:span><text:span text:style-name="T337"><text:tab/><text:s text:c="5"/></text:span><text:span text:style-name="T338">this</text:span><text:span text:style-name="T339">.</text:span><text:span text:style-name="T340">poscolonnes</text:span><text:span text:style-name="T341">=</text:span><text:span text:style-name="T342">poscolonnes</text:span><text:span text:style-name="T343">;</text:span><text:span text:style-name="T344"><text:tab/><text:s text:c="8"/></text:span><text:span text:style-name="T345"><text:tab/><text:s text:c="5"/></text:span></text:p>
      <text:p text:style-name="P346"><text:span text:style-name="T347"><text:tab/></text:span><text:span text:style-name="T348"><text:tab/><text:s text:c="8"/></text:span><text:span text:style-name="T349"><text:tab/><text:s text:c="5"/></text:span><text:span text:style-name="T350">this</text:span><text:span text:style-name="T351">.</text:span><text:span text:style-name="T352">x</text:span><text:span text:style-name="T353">=</text:span><text:span text:style-name="T354">x</text:span><text:span text:style-name="T355">;</text:span></text:p>
      <text:p text:style-name="P356"><text:span text:style-name="T357"><text:tab/></text:span><text:span text:style-name="T358"><text:tab/></text:span><text:span text:style-name="T359"><text:s text:c="8"/></text:span><text:span text:style-name="T360"><text:tab/><text:s text:c="5"/></text:span><text:span text:style-name="T361">this</text:span><text:span text:style-name="T362">.</text:span><text:span text:style-name="T363">y</text:span><text:span text:style-name="T364">=</text:span><text:span text:style-name="T365">y</text:span><text:span text:style-name="T366">;</text:span></text:p>
      <text:p text:style-name="P367"><text:span text:style-name="T368"><text:tab/></text:span><text:span text:style-name="T369"><text:tab/><text:s text:c="17"/></text:span><text:span text:style-name="T370">this</text:span><text:span text:style-name="T371">.</text:span><text:span text:style-name="T372">xnew</text:span><text:span text:style-name="T373">=</text:span><text:span text:style-name="T374">xnew</text:span><text:span text:style-name="T375">;</text:span></text:p>
      <text:p text:style-name="P376"><text:span text:style-name="T377"><text:tab/></text:span><text:span text:style-name="T378"><text:tab/><text:s text:c="8"/></text:span><text:span text:style-name="T379"><text:tab/><text:s text:c="5"/></text:span><text:span text:style-name="T380">this</text:span><text:span text:style-name="T381">.</text:span><text:span text:style-name="T382">ynew</text:span><text:span text:style-name="T383">=</text:span><text:span text:style-name="T384">ynew</text:span><text:span text:style-name="T385">;</text:span></text:p>
      <text:p text:style-name="P386"><text:span text:style-name="T387"><text:tab/></text:span><text:span text:style-name="T388"><text:tab/><text:s text:c="8"/></text:span><text:span text:style-name="T389"><text:tab/><text:s text:c="5"/></text:span></text:p>
      <text:p text:style-name="P390"><text:span text:style-name="T391"><text:tab/></text:span><text:span text:style-name="T392"><text:tab/><text:s text:c="8"/></text:span><text:span text:style-name="T393"><text:tab/><text:s text:c="5"/></text:span></text:p>
      <text:p text:style-name="P394"><text:span text:style-name="T395"><text:tab/></text:span><text:span text:style-name="T396"><text:tab/><text:s text:c="8"/></text:span><text:span text:style-name="T397"><text:tab/><text:s text:c="5"/></text:span></text:p>
      <text:p text:style-name="P398"><text:span text:style-name="T399"><text:tab/></text:span><text:span text:style-name="T400"><text:tab/><text:s text:c="10"/>}</text:span></text:p>
      <text:p text:style-name="P401"><text:span text:style-name="T402"><text:tab/></text:span><text:span text:style-name="T403"><text:tab/><text:s text:c="10"/></text:span></text:p>
      <text:p text:style-name="P404"><text:span text:style-name="T405"><text:tab/></text:span><text:span text:style-name="T406"><text:tab/><text:s text:c="10"/></text:span><text:span text:style-name="T407">public</text:span><text:span text:style-name="T408"><text:s/></text:span><text:span text:style-name="T409">double</text:span><text:span text:style-name="T410"><text:s/>getX() {</text:span></text:p>
      <text:p text:style-name="P411"><text:span text:style-name="T412"><text:tab/></text:span><text:span text:style-name="T413"><text:tab/><text:s text:c="8"/></text:span><text:span text:style-name="T414"><text:tab/><text:s text:c="5"/></text:span><text:span text:style-name="T415">return</text:span><text:span text:style-name="T416"><text:s/></text:span><text:span text:style-name="T417">x</text:span><text:span text:style-name="T418">;</text:span></text:p>
      <text:p text:style-name="P419"><text:span text:style-name="T420"><text:tab/></text:span><text:span text:style-name="T421"><text:tab/><text:s text:c="10"/>}</text:span><text:span text:style-name="T422"><text:tab/><text:s text:c="5"/></text:span></text:p>
      <text:p text:style-name="P423"><text:span text:style-name="T424"><text:tab/></text:span><text:span text:style-name="T425"><text:tab/><text:s text:c="8"/></text:span><text:span text:style-name="T426"><text:tab/><text:s text:c="5"/></text:span></text:p>
      <text:p text:style-name="P427"><text:span text:style-name="T428"><text:tab/></text:span><text:span text:style-name="T429"><text:tab/><text:s text:c="10"/></text:span><text:span text:style-name="T430">public</text:span><text:span text:style-name="T431"><text:s/></text:span><text:span text:style-name="T432">double</text:span><text:span text:style-name="T433"><text:s/>getY() {</text:span></text:p>
      <text:p text:style-name="P434"><text:span text:style-name="T435"><text:tab/></text:span><text:span text:style-name="T436"><text:tab/><text:s text:c="8"/></text:span><text:span text:style-name="T437"><text:tab/><text:s text:c="5"/></text:span><text:span text:style-name="T438">return</text:span><text:span text:style-name="T439"><text:s/>y;</text:span></text:p>
      <text:p text:style-name="P440"><text:span text:style-name="T441"><text:tab/></text:span><text:span text:style-name="T442"><text:tab/><text:s text:c="8"/></text:span><text:span text:style-name="T443"><text:tab/><text:s text:c="5"/></text:span></text:p>
      <text:p text:style-name="P444"><text:span text:style-name="T445"><text:tab/></text:span><text:span text:style-name="T446"><text:tab/><text:s text:c="10"/></text:span><text:span text:style-name="T447">}</text:span></text:p>
      <text:p text:style-name="P448"><text:span text:style-name="T449"><text:tab/></text:span><text:span text:style-name="T450"><text:tab/><text:s text:c="10"/></text:span></text:p>
      <text:p text:style-name="P451"><text:span text:style-name="T452"><text:tab/></text:span><text:span text:style-name="T453"><text:tab/><text:s text:c="11"/></text:span><text:span text:style-name="T454">public</text:span><text:span text:style-name="T455"><text:s/></text:span><text:span text:style-name="T456">double</text:span><text:span text:style-name="T457"><text:s/>distance(</text:span><text:span text:style-name="T458">x,</text:span><text:span text:style-name="T459">y</text:span><text:span text:style-name="T460">)</text:span></text:p>
      <text:p text:style-name="P461"><text:span text:style-name="T462"><text:tab/></text:span><text:span text:style-name="T463"><text:tab/><text:s text:c="17"/>x=(</text:span><text:span text:style-name="T464">int</text:span><text:span text:style-name="T465">)(Math.random()*(Terrain.NBLIGNESMAX));</text:span></text:p>
      <text:p text:style-name="P466"><text:span text:style-name="T467"><text:tab/></text:span><text:span text:style-name="T468"><text:tab/><text:s text:c="17"/>y=(</text:span><text:span text:style-name="T469">int</text:span><text:span text:style-name="T470">)(Math.random()*(Terrain.NBCOLONNESMAX));</text:span></text:p>
      <text:p text:style-name="P471"><text:span text:style-name="T472"><text:tab/></text:span><text:span text:style-name="T473"><text:tab/><text:s text:c="8"/></text:span><text:span text:style-name="T474"><text:tab/><text:s text:c="7"/></text:span><text:span text:style-name="T475">return</text:span><text:span text:style-name="T476"><text:s/>Math.sqrt((x-</text:span><text:span text:style-name="T477">this</text:span><text:span text:style-name="T478">.getX())+(y-</text:span><text:span text:style-name="T479">this</text:span><text:span text:style-name="T480">.getY()));</text:span></text:p>
      <text:p text:style-name="P481"><text:span text:style-name="T482"><text:tab/><text:s text:c="15"/>} <text:s text:c="5"/></text:span></text:p>
      <text:p text:style-name="P483"><text:span text:style-name="T484"><text:tab/></text:span><text:span text:style-name="T485"><text:tab/><text:s text:c="10"/></text:span></text:p>
      <text:p text:style-name="P486"><text:span text:style-name="T487"><text:tab/></text:span><text:span text:style-name="T488"><text:tab/><text:s text:c="10"/></text:span><text:span text:style-name="T489">public</text:span><text:span text:style-name="T490"><text:s/></text:span><text:span text:style-name="T491">double</text:span><text:span text:style-name="T492"><text:s/>seDeplacer(</text:span><text:span text:style-name="T493">xnew,</text:span><text:span text:style-name="T494">ynew) {</text:span></text:p>
      <text:p text:style-name="P495"><text:span text:style-name="T496"><text:tab/></text:span><text:span text:style-name="T497"><text:tab/><text:s text:c="8"/></text:span><text:span text:style-name="T498"><text:tab/><text:s text:c="5"/>xnew = xnew+1;</text:span></text:p>
      <text:p text:style-name="P499"><text:span text:style-name="T500"><text:tab/></text:span><text:span text:style-name="T501"><text:tab/><text:s text:c="8"/></text:span><text:span text:style-name="T502"><text:tab/><text:s text:c="5"/>ynew = ynew+1;</text:span></text:p>
      <text:p text:style-name="P503"><text:span text:style-name="T504"><text:tab/></text:span><text:span text:style-name="T505"><text:tab/><text:s text:c="8"/></text:span><text:span text:style-name="T506"><text:tab/><text:s text:c="5"/></text:span></text:p>
      <text:p text:style-name="P507"><text:span text:style-name="T508"><text:tab/></text:span><text:span text:style-name="T509"><text:tab/><text:s text:c="10"/></text:span><text:span text:style-name="T510">}</text:span></text:p>
      <text:p text:style-name="P511"><text:span text:style-name="T512"><text:tab/></text:span><text:span text:style-name="T513"><text:tab/><text:s text:c="10"/></text:span></text:p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><text:span text:style-name="T525">public</text:span><text:span text:style-name="T526"><text:s/></text:span><text:span text:style-name="T527">class</text:span><text:span text:style-name="T528"><text:s/>Simulation {</text:span></text:p>
      <text:p text:style-name="P529"><text:span text:style-name="T530"><text:tab/><text:s text:c="3"/></text:span></text:p>
      <text:soft-page-break/>
      <text:p text:style-name="P531"><text:span text:style-name="T532"><text:tab/><text:s text:c="3"/></text:span></text:p>
      <text:p text:style-name="P533"><text:span text:style-name="T534"><text:tab/>Recolteurs<text:s/></text:span><text:span text:style-name="T535">tabrecolteurs</text:span><text:span text:style-name="T536"><text:s/>[] =<text:s/></text:span><text:span text:style-name="T537">new</text:span><text:span text:style-name="T538"><text:s/>Recolteurs[</text:span><text:span text:style-name="T539">n</text:span><text:span text:style-name="T540">]</text:span><text:span text:style-name="T541">;</text:span></text:p>
      <text:p text:style-name="P542"><text:span text:style-name="T543"><text:tab/><text:s text:c="3"/></text:span><text:span text:style-name="T544">for</text:span><text:span text:style-name="T545">(</text:span><text:span text:style-name="T546">int</text:span><text:span text:style-name="T547"><text:s/></text:span><text:span text:style-name="T548">i</text:span><text:span text:style-name="T549">=0 ; i&lt;n ; i++) {</text:span></text:p>
      <text:p text:style-name="P550"><text:span text:style-name="T551"><text:tab/></text:span><text:span text:style-name="T552"><text:tab/><text:s text:c="3"/></text:span><text:span text:style-name="T553">tabrecolteurs</text:span><text:span text:style-name="T554">[</text:span><text:span text:style-name="T555">i</text:span><text:span text:style-name="T556">]=</text:span><text:span text:style-name="T557">new</text:span><text:span text:style-name="T558"><text:s/>Recolteurs((</text:span><text:span text:style-name="T559">int</text:span><text:span text:style-name="T560">)(Math.</text:span><text:span text:style-name="T561">random</text:span><text:span text:style-name="T562">()*(Terrain.NBLIGNESMAX)),(</text:span><text:span text:style-name="T563">int</text:span><text:span text:style-name="T564">)(Math.</text:span><text:span text:style-name="T565">random</text:span><text:span text:style-name="T566">()*(Terrain.NBCOLONNESMAX)));</text:span></text:p>
      <text:p text:style-name="P567"><text:span text:style-name="T568"><text:tab/></text:span><text:span text:style-name="T569"><text:tab/><text:s text:c="3"/>System.</text:span><text:span text:style-name="T570">out</text:span><text:span text:style-name="T571">.println(</text:span><text:span text:style-name="T572">tabrecolteurs</text:span><text:span text:style-name="T573">[</text:span><text:span text:style-name="T574">i</text:span><text:span text:style-name="T575">].getQuantite);</text:span></text:p>
      <text:p text:style-name="P576"><text:span text:style-name="T577"><text:tab/></text:span><text:span text:style-name="T578"><text:tab/><text:s text:c="3"/></text:span></text:p>
      <text:p text:style-name="P579"><text:span text:style-name="T580"><text:tab/><text:s text:c="3"/></text:span><text:span text:style-name="T581">}</text:span></text:p>
      <text:p text:style-name="P582"><text:span text:style-name="T583"><text:tab/><text:s text:c="3"/></text:span></text:p>
      <text:p text:style-name="P584"><text:span text:style-name="T585"><text:tab/><text:s text:c="3"/></text:span><text:span text:style-name="T586">public</text:span><text:span text:style-name="T587"><text:s/></text:span><text:span text:style-name="T588">int</text:span><text:span text:style-name="T589"><text:s/>Recolte</text:span><text:span text:style-name="T590">(</text:span><text:span text:style-name="T591">int</text:span><text:span text:style-name="T592"><text:s/>nbrecolte</text:span><text:span text:style-name="T593">)</text:span><text:span text:style-name="T594">{</text:span></text:p>
      <text:p text:style-name="P595"><text:span text:style-name="T596"><text:tab/></text:span><text:span text:style-name="T597"><text:tab/><text:s text:c="6"/></text:span><text:span text:style-name="T598">int</text:span><text:span text:style-name="T599"><text:s/>nbtour = 0;</text:span></text:p>
      <text:p text:style-name="P600"><text:span text:style-name="T601"><text:tab/></text:span><text:span text:style-name="T602"><text:tab/><text:s text:c="6"/></text:span><text:span text:style-name="T603">int</text:span><text:span text:style-name="T604"><text:s/>argent = 0;</text:span></text:p>
      <text:p text:style-name="P605"><text:span text:style-name="T606"><text:tab/></text:span><text:span text:style-name="T607"><text:tab/><text:s text:c="6"/></text:span><text:span text:style-name="T608">while</text:span><text:span text:style-name="T609">(nbtour&lt;nbrecolte) {</text:span></text:p>
      <text:p text:style-name="P610"><text:span text:style-name="T611"><text:tab/></text:span><text:span text:style-name="T612"><text:tab/><text:s text:c="4"/></text:span><text:span text:style-name="T613"><text:tab/><text:s text:c="2"/></text:span><text:span text:style-name="T614">for</text:span><text:span text:style-name="T615">(</text:span><text:span text:style-name="T616">int</text:span><text:span text:style-name="T617"><text:s/>j=0 ; j&lt;tabrecolteurs.length;j++) {</text:span></text:p>
      <text:p text:style-name="P618"><text:span text:style-name="T619"><text:tab/></text:span><text:span text:style-name="T620"><text:tab/><text:s text:c="4"/></text:span><text:span text:style-name="T621"><text:tab/></text:span><text:span text:style-name="T622"><text:tab/><text:s text:c="2"/></text:span><text:span text:style-name="T623">if</text:span><text:span text:style-name="T624">(Terrain.caseEstVide(tabrecolteurs[j].getPosx(),tabrecolteurs[j].getPosy())==</text:span><text:span text:style-name="T625">false</text:span><text:span text:style-name="T626">) {</text:span></text:p>
      <text:p text:style-name="P627"><text:span text:style-name="T628"><text:tab/></text:span><text:span text:style-name="T629"><text:tab/><text:s text:c="4"/></text:span><text:span text:style-name="T630"><text:tab/></text:span><text:span text:style-name="T631"><text:tab/></text:span><text:span text:style-name="T632"><text:tab/><text:s text:c="2"/></text:span><text:span text:style-name="T633">argent += argent.getQuantite[];</text:span></text:p>
      <text:p text:style-name="P634"><text:span text:style-name="T635"><text:tab/></text:span><text:span text:style-name="T636"><text:tab/><text:s text:c="4"/></text:span><text:span text:style-name="T637"><text:tab/></text:span><text:span text:style-name="T638"><text:tab/></text:span><text:span text:style-name="T639"><text:tab/><text:s text:c="2"/></text:span></text:p>
      <text:p text:style-name="P640"><text:span text:style-name="T641"><text:tab/></text:span><text:span text:style-name="T642"><text:tab/><text:s text:c="4"/></text:span><text:span text:style-name="T643"><text:tab/></text:span><text:span text:style-name="T644"><text:tab/><text:s text:c="2"/>}</text:span></text:p>
      <text:p text:style-name="P645"><text:span text:style-name="T646"><text:tab/></text:span><text:span text:style-name="T647"><text:tab/><text:s text:c="4"/></text:span><text:span text:style-name="T648"><text:tab/><text:s text:c="2"/>}</text:span></text:p>
      <text:p text:style-name="P649"><text:span text:style-name="T650"><text:tab/></text:span><text:span text:style-name="T651"><text:tab/><text:s text:c="9"/>nbtour++;</text:span></text:p>
      <text:p text:style-name="P652"><text:span text:style-name="T653"><text:tab/></text:span><text:span text:style-name="T654"><text:tab/><text:s text:c="9"/></text:span></text:p>
      <text:p text:style-name="P655"><text:span text:style-name="T656"><text:tab/></text:span><text:span text:style-name="T657"><text:tab/><text:s text:c="6"/>} <text:s text:c="2"/></text:span></text:p>
      <text:p text:style-name="Standard"><text:span text:style-name="T658"><text:tab/><text:s text:c="9"/></text:span><text:span text:style-name="T659">return</text:span><text:span text:style-name="T660"><text:s/>argent;</text:span></text:p>
      <text:p text:style-name="Standard"><text:span text:style-name="T66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membernamelink" style:display-name="membernamelink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çin</meta:initial-creator>
    <dc:creator>Burçin</dc:creator>
    <meta:creation-date>2020-11-23T07:07:00Z</meta:creation-date>
    <dc:date>2020-11-23T07:07:00Z</dc:date>
    <meta:template xlink:href="Normal" xlink:type="simple"/>
    <meta:editing-cycles>2</meta:editing-cycles>
    <meta:editing-duration>PT0S</meta:editing-duration>
    <meta:document-statistic meta:page-count="6" meta:paragraph-count="9" meta:word-count="712" meta:character-count="4623" meta:row-count="32" meta:non-whitespace-character-count="3920"/>
  </office:meta>
</office:document-meta>
</file>